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Parser.jj_consume_token( int kin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HTMLParser.jj_3_1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Parser.addMeta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Parser.ReInit( java . io . Reader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MLParser.HTMLParser( java . io . InputStream stream , String encod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MLParser.HTMLParser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ser.jj_3_2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yPipedInputStream.MyPipedInputStream( PipedOutputStream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MLParser.jj_la1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ser.ReInit( HTMLParserTokenManager t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Parser.Decl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">
            <text:p text:style-name="Table_20_Contents">5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HTMLParser.getR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MLParser.jj_nt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Parser.jj_save( int index , int xl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Parser.jj_add_error_token( int kind , int po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HTMLParser.jj_rescan_toke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TMLParser.ScriptTa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MLParser.HTMLParser( java . io . Reader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MLParser.disable_trac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MLParser.jj_2_1( int xl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Parser.HTMLDocument(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5">
            <text:p text:style-name="Table_20_Contents">5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HTMLParser.getMetaTag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MLParser.enable_trac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MLParser.getToken(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Parser.jj_2_2( int xl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Parser.HTMLParser( HTMLParserTokenManager t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Parser.CommentTag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HTMLParser.ArgValue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">
            <text:p text:style-name="Table_20_Contents">7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HTMLParser.addText( String 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TMLParser.getNext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Parser.ReInit( java . io . InputStream stream , String encod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MLParser.getSummary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TMLParser.HTMLParser( java . io . In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ser.addToSummary(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MLParser.getTitl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MLParser.Tag(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2">
            <text:p text:style-name="Table_20_Contents">22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MyPipedInputStream.f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ser.generateParseException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HTMLParser.addSpac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yPipedInputStream.MyPiped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ser.jj_scan_token( int kin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HTMLParser.ReInit( java . io . In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